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1: Simple ap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hort tags</text:p>
              </text:list-item>
              <text:list-item>
                <text:p>Alternative flow control syntax</text:p>
              </text:list-item>
              <text:list-item>
                <text:p>Prepared statements</text:p>
              </text:list-item>
              <text:list-item>
                <text:p>Redirect after P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2: Spaghetti code solved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parate view and php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3: MVC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O appro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oC/Framework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4: Rou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utes conf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5: Sevic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gle responsibility principle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6: DI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processor has to read text from DB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ymfony examp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roject boostrap</text:p>
              </text:list-item>
              <text:list-item>
                <text:p>Composer.json</text:p>
              </text:list-item>
              <text:list-item>
                <text:p>Project structure</text:p>
              </text:list-item>
              <text:list-item>
                <text:p>Annotations</text:p>
              </text:list-item>
              <text:list-item>
                <text:p>Namespaces</text:p>
              </text:list-item>
              <text:list-item>
                <text:p>Strong typing</text:p>
              </text:list-item>
              <text:list-item>
                <text:p>Configuration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7:45:42.503611341</meta:creation-date>
    <dc:date>2014-10-23T17:25:42.599776844</dc:date>
    <meta:editing-duration>PT1H5M25S</meta:editing-duration>
    <meta:editing-cycles>26</meta:editing-cycles>
    <meta:generator>LibreOffice/4.2.6.3$Linux_X86_64 LibreOffice_project/420m0$Build-3</meta:generator>
    <meta:document-statistic meta:object-count="53"/>
  </office:meta>
</office:document-meta>
</file>